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fo:language="it" fo:country="I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bookmark text:name="result_box"/><text:span text:style-name="T1">La vostra passione e la compassione sono molto evidenti nel vostro parlare. Non ci sono abbastanza parole per esprimere la mia gratitudine per la vostra contribuendo a risvegliare quella passione bianca nella mia anima</text:span>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4T08:29:36.89</meta:creation-date>
    <meta:document-statistic meta:table-count="0" meta:image-count="0" meta:object-count="0" meta:page-count="1" meta:paragraph-count="1" meta:word-count="34" meta:character-count="219"/>
    <dc:date>2014-11-14T08:30:18.53</dc:date>
    <meta:editing-duration>PT42S</meta:editing-duration>
    <meta:editing-cycles>1</meta:editing-cycles>
    <meta:generator>OpenOffice/4.0.1$Win32 OpenOffice.org_project/401m5$Build-9714</meta:generator>
  </office:meta>
</office:document-meta>
</file>